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4pt" officeooo:rsid="001041aa" officeooo:paragraph-rsid="00086511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20pt" fo:font-weight="bold" officeooo:rsid="001041aa" officeooo:paragraph-rsid="00086511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2pt" officeooo:rsid="001041aa" officeooo:paragraph-rsid="0008651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Verdana" fo:font-size="12pt" officeooo:rsid="00086511" officeooo:paragraph-rsid="0008651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Verdana" fo:font-size="12pt" officeooo:rsid="000a05d4" officeooo:paragraph-rsid="000a05d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officeooo:rsid="00135ab7" officeooo:paragraph-rsid="000ae8b0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Verdana" fo:font-size="12pt" officeooo:rsid="0012d6d0" officeooo:paragraph-rsid="000ae8b0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Verdana" fo:font-size="12pt" officeooo:rsid="000bc849" officeooo:paragraph-rsid="000bc849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Verdana" fo:font-size="12pt" officeooo:rsid="000ae8b0" officeooo:paragraph-rsid="000ae8b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2pt" officeooo:rsid="000c85a2" officeooo:paragraph-rsid="000c85a2" style:font-size-asian="10.5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Verdana" fo:font-size="12pt" officeooo:rsid="000c85a2" officeooo:paragraph-rsid="000c85a2" style:font-size-asian="10.5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Verdana" fo:font-size="12pt" officeooo:rsid="000c85a2" officeooo:paragraph-rsid="000c85a2" style:font-size-asian="10.5pt" style:font-size-complex="12pt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Verdana" fo:font-size="12pt" officeooo:rsid="000c85a2" officeooo:paragraph-rsid="000c85a2" style:font-size-asian="10.5pt" style:font-size-complex="12pt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Verdana" fo:font-size="12pt" officeooo:rsid="000c85a2" officeooo:paragraph-rsid="000c85a2" style:font-size-asian="10.5pt" style:font-size-complex="12pt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Verdana" fo:font-size="12pt" officeooo:rsid="000c85a2" officeooo:paragraph-rsid="000c85a2" style:font-size-asian="10.5pt" style:font-size-complex="12pt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Verdana" fo:font-size="12pt" officeooo:rsid="000c85a2" officeooo:paragraph-rsid="000c85a2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Verdana" fo:font-size="12pt" officeooo:rsid="000a05d4" officeooo:paragraph-rsid="000c85a2" style:font-size-asian="10.5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0c85a2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0d106e" officeooo:paragraph-rsid="000d106e"/>
    </style:style>
    <style:style style:name="P20" style:family="paragraph" style:parent-style-name="Standard" style:list-style-name="L11">
      <style:paragraph-properties fo:text-align="start" style:justify-single-word="false"/>
      <style:text-properties officeooo:rsid="000d106e" officeooo:paragraph-rsid="000d106e"/>
    </style:style>
    <style:style style:name="T1" style:family="text">
      <style:text-properties officeooo:rsid="000865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05d4"/>
    </style:style>
    <style:style style:name="T4" style:family="text">
      <style:text-properties officeooo:rsid="000ae8b0"/>
    </style:style>
    <style:style style:name="T5" style:family="text">
      <style:text-properties officeooo:rsid="000bc849"/>
    </style:style>
    <style:style style:name="T6" style:family="text">
      <style:text-properties style:font-name="Verdana" fo:font-size="12pt" style:font-size-asian="10.5pt" style:font-size-complex="12pt"/>
    </style:style>
    <style:style style:name="T7" style:family="text">
      <style:text-properties style:font-name="Verdana" fo:font-size="12pt" officeooo:rsid="000c85a2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урс „PHP Уеб Разработка“</text:p>
      <text:p text:style-name="P1">програма 2<text:span text:style-name="T1">4</text:span>.06.14г. (<text:span text:style-name="T1">вторник</text:span>)</text:p>
      <text:p text:style-name="P1"/>
      <text:p text:style-name="P3"><text:span text:style-name="T2">Начало:</text:span> 09:00ч.</text:p>
      <text:p text:style-name="P3"/>
      <text:p text:style-name="P4">1. Изясняване на домашното <text:span text:style-name="T3">от 23.06.14г. (понеделник)</text:span></text:p>
      <text:p text:style-name="P5">2. Създаване на система за новини с всичко научено до момента + нови знания</text:p>
      <text:list xml:id="list8652333300308492427" text:style-name="L1">
        <text:list-item>
          <text:p text:style-name="P7"><text:span text:style-name="T4">изясняване н</text:span>а <text:a xlink:type="simple" xlink:href="http://bg2.php.net/manual/en/language.variables.superglobals.php">суперглобалните променливи</text:a> (<text:a xlink:type="simple" xlink:href="http://bg2.php.net/manual/en/reserved.variables.post.php">$_POST</text:a>, <text:a xlink:type="simple" xlink:href="http://bg2.php.net/manual/en/reserved.variables.get.php">$_GET</text:a>, <text:a xlink:type="simple" xlink:href="http://bg2.php.net/manual/en/reserved.variables.request.php">$_REQUEST</text:a>, <text:a xlink:type="simple" xlink:href="http://bg2.php.net/manual/en/reserved.variables.cookies.php">$_COOKIE</text:a>, <text:a xlink:type="simple" xlink:href="http://bg2.php.net/manual/en/reserved.variables.server.php">$_SERVER</text:a>)</text:p>
        </text:list-item>
        <text:list-item>
          <text:p text:style-name="P8">MySQL и phpmyadmin</text:p>
        </text:list-item>
        <text:list-item>
          <text:p text:style-name="P8">нормализация и валидация</text:p>
        </text:list-item>
        <text:list-item>
          <text:p text:style-name="P9">използване на $_POST за създаване на:</text:p>
          <text:list>
            <text:list-item>
              <text:p text:style-name="P8">форма за добавяне на новини</text:p>
              <text:list>
                <text:list-item>
                  <text:p text:style-name="P8">име на новината</text:p>
                </text:list-item>
                <text:list-item>
                  <text:p text:style-name="P8">текст</text:p>
                </text:list-item>
                <text:list-item>
                  <text:p text:style-name="P12">категория</text:p>
                </text:list-item>
                <text:list-item>
                  <text:p text:style-name="P8">ъплоуд на снимка</text:p>
                </text:list-item>
              </text:list>
            </text:list-item>
            <text:list-item>
              <text:p text:style-name="P8">форма за регистрация на потребители</text:p>
              <text:list>
                <text:list-item>
                  <text:p text:style-name="P8">потребителско име</text:p>
                </text:list-item>
                <text:list-item>
                  <text:p text:style-name="P8">парола</text:p>
                </text:list-item>
              </text:list>
            </text:list-item>
            <text:list-item>
              <text:p text:style-name="P8">форма за вход</text:p>
              <text:list>
                <text:list-item>
                  <text:p text:style-name="P8">потребителско име</text:p>
                </text:list-item>
                <text:list-item>
                  <text:p text:style-name="P8">парола</text:p>
                </text:list-item>
              </text:list>
            </text:list-item>
          </text:list>
        </text:list-item>
        <text:list-item>
          <text:p text:style-name="P9">използване на $_GET <text:span text:style-name="T5">за създаване на:</text:span></text:p>
          <text:list>
            <text:list-item>
              <text:p text:style-name="P8">страница, която показва конкретна вече добавена новина</text:p>
              <text:list>
                <text:list-item>
                  <text:p text:style-name="P8">показване на human readable дата</text:p>
                </text:list-item>
                <text:list-item>
                  <text:p text:style-name="P8">визуализиране на снимка към новината</text:p>
                </text:list-item>
              </text:list>
            </text:list-item>
            <text:list-item>
              <text:p text:style-name="P8">страница, която показва профила на конкретен потребител</text:p>
            </text:list-item>
          </text:list>
        </text:list-item>
        <text:list-item>
          <text:p text:style-name="P8">използване на сесии за вход</text:p>
        </text:list-item>
        <text:list-item>
          <text:p text:style-name="P8">използване на бисквитки за големина на шрифта</text:p>
        </text:list-item>
      </text:list>
      <text:p text:style-name="P6"/>
      <text:p text:style-name="P10">3. Домашно</text:p>
      <text:list xml:id="list3776546097899477460" text:style-name="L2">
        <text:list-item>
          <text:p text:style-name="P11">Направете функционалност само регистрирани потребители да преглеждат новините</text:p>
        </text:list-item>
      </text:list>
      <text:list xml:id="list4026207931265235438" text:style-name="L3">
        <text:list-item>
          <text:p text:style-name="P13">използвайте наученото за проверки и сесии</text:p>
        </text:list-item>
      </text:list>
      <text:list xml:id="list4409349486454" text:continue-list="list3776546097899477460" text:style-name="L2">
        <text:list-item>
          <text:p text:style-name="P11">Направете възможност за редактиране на новина, но само от автора й</text:p>
        </text:list-item>
      </text:list>
      <text:list xml:id="list268248473162540522" text:style-name="L4">
        <text:list-item>
          <text:p text:style-name="P14">използвайте наученото за проверки и сесии</text:p>
        </text:list-item>
        <text:list-item>
          <text:p text:style-name="P14">използвайте $_GET и уникалния номер на новината (id)</text:p>
        </text:list-item>
        <text:list-item>
          <text:p text:style-name="P14">използвайте UPDATE на SQL, за да обновите (редактирате) новина</text:p>
          <text:list>
            <text:list-item>
              <text:p text:style-name="P14">не забравяйте да обновите и датата</text:p>
            </text:list-item>
          </text:list>
        </text:list-item>
      </text:list>
      <text:list xml:id="list4409261388787" text:continue-list="list4409349486454" text:style-name="L2">
        <text:list-item>
          <text:p text:style-name="P11">Направете възможност за изтриване на новина, но само от автора й</text:p>
        </text:list-item>
      </text:list>
      <text:list xml:id="list6574764097537992808" text:style-name="L5">
        <text:list-item>
          <text:p text:style-name="P15">използвайте наученото за проверки и сесии</text:p>
        </text:list-item>
        <text:list-item>
          <text:p text:style-name="P15">използвайте $_GET и уникалния номер на новината (id)</text:p>
        </text:list-item>
        <text:list-item>
          <text:p text:style-name="P15">използвайте DELETE на SQL, за да изтриете новина</text:p>
        </text:list-item>
      </text:list>
      <text:list xml:id="list4409665286285" text:continue-list="list4409261388787" text:style-name="L2">
        <text:list-item>
          <text:p text:style-name="P19"><text:soft-page-break/><text:span text:style-name="T7">Н</text:span><text:span text:style-name="T6">аправете възможност потребител да променя паролата си</text:span></text:p>
        </text:list-item>
      </text:list>
      <text:list xml:id="list1227087610542169436" text:style-name="L11">
        <text:list-item>
          <text:p text:style-name="P20"><text:span text:style-name="T6">направете форма с полета за стара парола и нова паролата</text:span></text:p>
        </text:list-item>
        <text:list-item>
          <text:p text:style-name="P20"><text:span text:style-name="T6">използвайте $_POST</text:span></text:p>
        </text:list-item>
        <text:list-item>
          <text:p text:style-name="P20"><text:span text:style-name="T6">направете проверки дали старата парола въведена от потребителя съответства на новата и чак тогава я обновете</text:span></text:p>
        </text:list-item>
        <text:list-item>
          <text:p text:style-name="P20"><text:span text:style-name="T6">хеширайте паролата</text:span></text:p>
        </text:list-item>
      </text:list>
      <text:list xml:id="list4408912195192" text:continue-list="list4409665286285" text:style-name="L2">
        <text:list-item>
          <text:p text:style-name="P18"><text:span text:style-name="T7">Направете страница, на която могат да се видят линкове към всички новини, написани от даден потребители</text:span></text:p>
        </text:list-item>
      </text:list>
      <text:list xml:id="list8680690062105536857" text:style-name="L6">
        <text:list-item>
          <text:p text:style-name="P16">използвайте $_GET и уникалния номер на потребителя</text:p>
        </text:list-item>
        <text:list-item>
          <text:p text:style-name="P16">използвайте SELECT на SQL, за да вземете всички новини на даден потребител</text:p>
        </text:list-item>
        <text:list-item>
          <text:p text:style-name="P16">използвайте цикъл, за да покажете линкове към всички новини на потребителя, като всеки е на нов ред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23:55:19.792146460</meta:creation-date>
    <meta:editing-duration>PT3M31S</meta:editing-duration>
    <meta:editing-cycles>2</meta:editing-cycles>
    <meta:generator>LibreOffice/4.1.3.2$Linux_X86_64 LibreOffice_project/410m0$Build-2</meta:generator>
    <dc:date>2014-06-24T00:44:08.480720726</dc:date>
    <meta:document-statistic meta:table-count="0" meta:image-count="0" meta:object-count="0" meta:page-count="2" meta:paragraph-count="48" meta:word-count="340" meta:character-count="2029" meta:non-whitespace-character-count="1779"/>
  </office:meta>
</office:document-meta>
</file>